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600000206218BD5B65ABAAAFC.png" manifest:media-type="image/png"/>
  <manifest:file-entry manifest:full-path="Pictures/1000000100000404000002B3B880BA50BADBF5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75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692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5cm" svg:height="2.957cm" svg:x="2.5cm" svg:y="4.543cm">
          <draw:text-box>
            <text:p text:style-name="P1"><text:span text:style-name="T1">🦜️🔗</text:span></text:p>
            <text:p text:style-name="P2"/>
          </draw:text-box>
        </draw:frame>
        <draw:frame draw:style-name="gr2" draw:text-style-name="P4" draw:layer="layout" svg:width="4.089cm" svg:height="2.749cm" svg:x="10cm" svg:y="4.251cm">
          <draw:image xlink:href="Pictures/1000000100000404000002B3B880BA50BADBF561.png" xlink:type="simple" xlink:show="embed" xlink:actuate="onLoad" draw:mime-type="image/png">
            <text:p/>
          </draw:image>
        </draw:frame>
        <draw:frame draw:style-name="gr3" draw:text-style-name="P4" draw:layer="layout" svg:width="3.5cm" svg:height="3.5cm" svg:x="21cm" svg:y="3.5cm">
          <draw:image xlink:href="Pictures/10000001000001C600000206218BD5B65ABAAAF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3T12:04:26.365117316</meta:creation-date>
    <dc:date>2023-07-03T12:21:43.256383464</dc:date>
    <meta:editing-duration>PT6M26S</meta:editing-duration>
    <meta:editing-cycles>1</meta:editing-cycles>
    <meta:document-statistic meta:object-count="26"/>
    <meta:generator>LibreOffice/7.3.7.2$Linux_X86_64 LibreOffice_project/30$Build-2</meta:generator>
  </office:meta>
</office:document-meta>
</file>